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ompilation séparée</text:h>
      <text:p text:style-name="Standard">Lorsque le code atteint une certaine taille, il est préférable de l'éclater en plusieurs fichiers. La séparation en fichiers est laissée à la charge du programmeur, toutefois il est conseillé de procéder de la manière suivante :</text:p>
      <text:list xml:id="list16694201731" text:style-name="L1">
        <text:list-item>
          <text:p text:style-name="P2">Un module est un ensemble de classes ou de fonctions corrélées entre elles</text:p>
        </text:list-item>
        <text:list-item>
          <text:p text:style-name="P2">Deux fichiers par module : Interface (.hpp) d'une part, implémentation (.cpp) d'autre part</text:p>
        </text:list-item>
      </text:list>
      <text:h text:style-name="Heading_20_2" text:outline-level="2">Les fichiers .hpp :</text:h>
      <text:list xml:id="list134671117" text:style-name="L2">
        <text:list-item>
          <text:p text:style-name="P3">Contiennent les déclarations d'interfaces du module :</text:p>
          <text:list>
            <text:list-item>
              <text:p text:style-name="P3">Les prototypes de fonctions simples utilisables à partir du programme utilisateur</text:p>
            </text:list-item>
            <text:list-item>
              <text:p text:style-name="P3">Les définitions de classe, avec bien sûr le prototype de chaque fonction-membre</text:p>
            </text:list-item>
          </text:list>
        </text:list-item>
        <text:list-item>
          <text:p text:style-name="P3">Contiennent les définitions de fonctions <text:span text:style-name="Source_20_Text">inline </text:span>:</text:p>
          <text:list>
            <text:list-item>
              <text:p text:style-name="P3">Les définitions de fonctions-membres incluses dans la définition de classe</text:p>
            </text:list-item>
            <text:list-item>
              <text:p text:style-name="P3">Les fonctions-membres ou les fonctions ordinaires qui ont le mot-clé <text:span text:style-name="Source_20_Text">inline</text:span></text:p>
            </text:list-item>
            <text:list-item>
              <text:p text:style-name="P3"><text:span text:style-name="T2">Contiennent les définitions de </text:span><text:span text:style-name="Source_20_Text"><text:span text:style-name="T2">templates</text:span></text:span></text:p>
            </text:list-item>
          </text:list>
        </text:list-item>
      </text:list>
      <text:p text:style-name="Text_20_body"><text:span text:style-name="Source_20_Text"><text:span text:style-name="T4">→</text:span></text:span><text:span text:style-name="Source_20_Text"> </text:span><text:span text:style-name="T3">Ils contiennent bien plus que l'interface ! </text:span></text:p>
      <text:list xml:id="list1744076949" text:style-name="L3">
        <text:list-item>
          <text:p text:style-name="P4">Les fichiers .cpp :</text:p>
        </text:list-item>
        <text:list-item>
          <text:p text:style-name="P4">Contiennent l'implémentation de toutes les fonctions, <text:span text:style-name="T2">sauf les fonctions </text:span><text:span text:style-name="Source_20_Text"><text:span text:style-name="T2">inline et les fonctions templates</text:span></text:span></text:p>
        </text:list-item>
        <text:list-item>
          <text:p text:style-name="P4">Peuvent contenir des variables, fonctions, voire des déclarations de classe, qui ne seront pas utiles en-dehors de ce module.</text:p>
        </text:list-item>
      </text:list>
      <text:h text:style-name="Heading_20_2" text:outline-level="2">Utilisation d'un module :</text:h>
      <text:list xml:id="list432643298" text:style-name="L4">
        <text:list-item>
          <text:p text:style-name="P5">Un fichier (.<text:span text:style-name="Source_20_Text">hpp</text:span> ou .<text:span text:style-name="Source_20_Text">cpp</text:span>) utilisant un module devra avoir en tête de fichier une instruction de préprocesseur <text:span text:style-name="Source_20_Text">#include </text:span>:</text:p>
        </text:list-item>
      </text:list>
      <text:p text:style-name="Standard"/>
      <text:p text:style-name="Preformatted_20_Text">// fichier de la bibliothèque c++ (<text:span text:style-name="T2">&lt;string&gt;</text:span>)</text:p>
      <text:p text:style-name="Preformatted_20_Text">#include &lt;fichier_c++&gt; </text:p>
      <text:p text:style-name="Preformatted_20_Text"/>
      <text:p text:style-name="Preformatted_20_Text">// fichier de la bibliothèque C, appelé à partir du C++ (<text:span text:style-name="T2">&lt;cstdlib&gt;</text:span>)</text:p>
      <text:p text:style-name="Preformatted_20_Text">#include &lt;cfichier_c&gt;</text:p>
      <text:p text:style-name="Preformatted_20_Text"/>
      <text:p text:style-name="Preformatted_20_Text">// fichier de la bibliothèque C, natif (&lt;<text:span text:style-name="T2">fcntl.h</text:span>&gt;)</text:p>
      <text:p text:style-name="Preformatted_20_Text">#include &lt;fichier_c.h&gt;</text:p>
      <text:p text:style-name="Preformatted_20_Text"/>
      <text:p text:style-name="Preformatted_20_Text">// fichier de mon application</text:p>
      <text:p text:style-name="Preformatted_20_Text">#include "mon_module.hpp "</text:p>
      <text:h text:style-name="Heading_20_2" text:outline-level="2">En-tête de fichier .hpp :</text:h>
      <text:list xml:id="list718185970" text:style-name="L5">
        <text:list-item>
          <text:p text:style-name="P6">Un fichier .<text:span text:style-name="Source_20_Text">hpp</text:span> peut être inclus plusieurs fois, suite à des <text:span text:style-name="Source_20_Text">#include</text:span> imbriqués. C'est au programmeur de faire en sorte que cela ne cause pas d'erreur de compilation. A cet effet, on encadrera le .<text:span text:style-name="Source_20_Text">hpp</text:span> par un <text:span text:style-name="Source_20_Text">#ifdef</text:span> de la manière suivante :</text:p>
        </text:list-item>
      </text:list>
      <text:p text:style-name="Standard"/>
      <text:p text:style-name="Preformatted_20_Text">#ifndef _<text:span text:style-name="T1">MON_M</text:span>ODULE_H</text:p>
      <text:p text:style-name="Preformatted_20_Text">#define _<text:span text:style-name="T1">MON_M</text:span>ODULE_H</text:p>
      <text:p text:style-name="Preformatted_20_Text"><text:s text:c="3"/>// code du module</text:p>
      <text:p text:style-name="Preformatted_20_Text"/>
      <text:p text:style-name="Preformatted_20_Text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="100%" fo:margin-left="1.101cm" fo:margin-right="0cm" fo:margin-top="0cm" fo:margin-bottom="0cm" fo:text-align="start" style:justify-single-word="false" fo:text-indent="0cm" style:auto-text-indent="false" fo:background-color="#e6e6e6">
        <style:background-image/>
      </style:paragraph-properties>
      <style:text-properties style:font-name="DejaVu Sans Mono" fo:font-size="10pt" style:font-name-asian="DejaVu Sans1" style:font-size-asian="10pt" style:font-name-complex="DejaVu Sans Mono" style:font-size-complex="10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67cm" fo:margin-bottom="1.04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Courcelle</meta:initial-creator>
    <meta:creation-date>2011-01-18T15:14:03</meta:creation-date>
    <dc:date>2013-03-08T19:37:59</dc:date>
    <meta:editing-duration>PT19H14M37S</meta:editing-duration>
    <meta:editing-cycles>19</meta:editing-cycles>
    <meta:generator>LibreOffice/3.5$Linux_X86_64 LibreOffice_project/350m1$Build-2</meta:generator>
    <meta:printed-by>Emmanuel Courcelle</meta:printed-by>
    <meta:print-date>2011-01-25T09:42:38</meta:print-date>
    <meta:document-statistic meta:table-count="0" meta:image-count="0" meta:object-count="0" meta:page-count="1" meta:paragraph-count="32" meta:word-count="313" meta:character-count="1950" meta:non-whitespace-character-count="1678"/>
  </office:meta>
</office:document-meta>
</file>